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600000226647C9F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bottom" draw:auto-grow-height="false" draw:auto-grow-width="false" draw:fit-to-size="false" style:shrink-to-fit="true" fo:min-width="2.54cm" loext:decorative="false"/>
      <style:paragraph-properties style:writing-mode="lr-tb"/>
    </style:style>
    <style:style style:name="gr2" style:family="graphic" style:parent-style-name="standard">
      <style:graphic-properties draw:stroke="none" draw:fill="none" draw:auto-grow-height="false" draw:auto-grow-width="false" draw:fit-to-size="false" style:shrink-to-fit="true" fo:min-width="2.5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Slide0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MasterSlide0-title">
      <style:graphic-properties fo:min-height="2.729cm" loext:decorative="false"/>
      <style:paragraph-properties style:writing-mode="lr-tb"/>
    </style:style>
    <style:style style:name="pr3" style:family="presentation" style:parent-style-name="MasterSlide0-outline1">
      <style:graphic-properties fo:min-height="20.07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80%" fo:text-indent="0cm"/>
      <style:text-properties style:font-name="FreeSans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indent="0cm"/>
      <style:text-properties style:font-name="FreeSans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T1" style:family="text">
      <style:text-properties fo:color="#000000" loext:opacity="100%" style:font-name="FreeSans" fo:font-size="40pt" fo:language="en" fo:country="US" fo:font-weight="bold" style:font-name-asian="HelveticaNeue-Bold" style:font-size-asian="40pt" style:font-weight-asian="bold" style:font-name-complex="HelveticaNeue-Bold" style:font-size-complex="40pt" style:font-weight-complex="bold"/>
    </style:style>
    <style:style style:name="T2" style:family="text">
      <style:text-properties fo:color="#000000" loext:opacity="100%" style:font-name="FreeSans" fo:font-size="20pt" fo:language="en" fo:country="US" fo:font-weight="bold" style:font-name-asian="HelveticaNeue-Bold" style:font-size-asian="20pt" style:font-weight-asian="bold" style:font-name-complex="HelveticaNeue-Bold" style:font-size-complex="2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8pt" fo:letter-spacing="0.12cm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32.247cm" svg:height="9.172cm" svg:x="1.94cm" svg:y="5.151cm">
          <draw:text-box>
            <text:p text:style-name="P1"><text:span text:style-name="T1">F1 Kafka Simulation</text:span></text:p>
          </draw:text-box>
        </draw:frame>
        <draw:frame draw:style-name="gr2" draw:text-style-name="P4" draw:layer="layout" svg:width="32.244cm" svg:height="1.834cm" svg:x="1.94cm" svg:y="23.495cm">
          <draw:text-box>
            <text:p text:style-name="P3"><text:span text:style-name="T2">Pon Rahul M</text:span></text:p>
            <text:p text:style-name="P3"><text:span text:style-name="T2">Information System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 presentation:user-transformed="true">
          <draw:text-box>
            <text:p>What is <text:tab/><text:tab/><text:tab/><text:tab/><text:tab/><text:tab/><text:tab/>?</text:p>
          </draw:text-box>
        </draw:frame>
        <draw:frame presentation:style-name="pr3" draw:text-style-name="P6" draw:layer="layout" svg:width="32.51cm" svg:height="20.32cm" svg:x="1.806cm" svg:y="5.08cm" presentation:class="outline">
          <draw:text-box>
            <text:list text:style-name="L2">
              <text:list-item>
                <text:p text:style-name="P6"><text:span text:style-name="T3">Distributed event streaming platform</text:span></text:p>
              </text:list-item>
              <text:list-item>
                <text:p text:style-name="P6"><text:span text:style-name="T3">Simpler definition:</text:span></text:p>
                <text:list>
                  <text:list-item>
                    <text:p text:style-name="P6"><text:span text:style-name="T4">Message bus++</text:span></text:p>
                    <text:list>
                      <text:list-item>
                        <text:p text:style-name="P6"><text:span text:style-name="T5">Storage</text:span></text:p>
                      </text:list-item>
                      <text:list-item>
                        <text:p text:style-name="P6"><text:span text:style-name="T6">Stream processing – </text:span><text:span text:style-name="T7">Message queue</text:span></text:p>
                      </text:list-item>
                      <text:list-item>
                        <text:p text:style-name="P6"><text:span text:style-name="T8">Scalab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7.846cm" svg:height="3.888cm" svg:x="6.124cm" svg:y="0.557cm">
          <draw:image xlink:href="Pictures/100000000000045600000226647C9F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50%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Noto Sans Devanagari" style:font-family-complex="'Noto Sans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loext:decorative="false"/>
    </style:style>
    <style:style style:name="Mgr4" style:family="graphic" style:parent-style-name="standard">
      <style:graphic-properties draw:stroke="none" draw:fill="none" draw:fill-color="#ffffff" draw:auto-grow-width="true" fo:min-height="0.685cm" fo:min-width="10.119cm" loext:decorative="false"/>
      <style:paragraph-properties style:writing-mode="lr-tb"/>
    </style:style>
    <style:style style:name="Mpr1" style:family="presentation" style:parent-style-name="MasterSlide0-title">
      <style:graphic-properties draw:auto-grow-height="false" fo:min-height="4.524cm" loext:decorative="false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Slide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none" draw:fill-color="#ffffff"/>
      <style:text-properties fo:color="#666666" loext:opacity="100%" style:font-name="FreeSans" fo:font-size="16pt" fo:font-style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FreeSans" fo:font-size="16pt" fo:font-style="italic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Slide0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layout" svg:width="32.244cm" svg:height="1.281cm" svg:x="1.94cm" svg:y="24.048cm" svg:viewBox="0 0 32245 1282" draw:points="0,0 32245,0 32245,1282 0,1282">
        <text:p/>
      </draw:polygon>
      <draw:frame presentation:style-name="Mpr1" draw:layer="backgroundobjects" svg:width="32.51cm" svg:height="2.729cm" svg:x="1.806cm" svg:y="1.081cm" presentation:class="title">
        <draw:text-box>
          <text:p>Click to edit the title text format</text:p>
        </draw:text-box>
      </draw:frame>
      <draw:frame presentation:style-name="MasterSlide0-outline1" draw:layer="backgroundobjects" svg:width="32.51cm" svg:height="20.32cm" svg:x="1.806cm" svg:y="5.08cm" presentation:class="outline" presentation:placeholder="true">
        <draw:text-box/>
      </draw:frame>
      <draw:frame draw:style-name="Mgr4" draw:text-style-name="MP6" draw:layer="backgroundobjects" svg:width="10.619cm" svg:height="0.935cm" svg:x="1.846cm" svg:y="25.783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8-14T02:20:12.961544615</dc:date>
    <meta:editing-duration>PT26M18S</meta:editing-duration>
    <meta:editing-cycles>8</meta:editing-cycles>
    <meta:document-statistic meta:object-count="29"/>
  </office:meta>
</office:document-meta>
</file>